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103000000220C568F8D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AAAAA+LMUCompatilFact-Bold" svg:font-family="BAAAAA+LMUCompatilFact-Bold"/>
    <style:font-face style:name="CAAAAA+LMUCompatilFact" svg:font-family="CAAAAA+LMUCompatilFact"/>
    <style:font-face style:name="LMU CompatilFact" svg:font-family="'LMU CompatilFact'" style:font-pitch="variable"/>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Tahoma" svg:font-family="Tahoma" style:font-family-generic="swiss" style:font-pitch="variable"/>
    <style:font-face style:name="Bitstream Vera Sans2" svg:font-family="'Bitstream Vera Sans'" style:font-family-generic="system" style:font-pitch="variable"/>
  </office:font-face-decls>
  <office:automatic-styles>
    <style:style style:name="Table1" style:family="table" style:master-page-name="First_20_Page">
      <style:table-properties style:width="16.586cm" style:page-number="0" table:align="left" style:writing-mode="lr-tb"/>
    </style:style>
    <style:style style:name="Table1.A" style:family="table-column">
      <style:table-column-properties style:column-width="9.992cm"/>
    </style:style>
    <style:style style:name="Table1.B" style:family="table-column">
      <style:table-column-properties style:column-width="1.774cm"/>
    </style:style>
    <style:style style:name="Table1.C" style:family="table-column">
      <style:table-column-properties style:column-width="4.819cm"/>
    </style:style>
    <style:style style:name="Table1.A1.1.1" style:family="table-cell">
      <style:table-cell-properties style:vertical-align="top" fo:padding="0cm" fo:border="none" style:writing-mode="lr-tb"/>
    </style:style>
    <style:style style:name="Table1.A1.2" style:family="table-row">
      <style:table-row-properties style:min-row-height="4.001cm"/>
    </style:style>
    <style:style style:name="P1" style:family="paragraph" style:parent-style-name="Absenderzeile">
      <style:paragraph-properties style:snap-to-layout-grid="false"/>
      <style:text-properties fo:font-size="8pt" fo:letter-spacing="normal" style:font-size-asian="8pt" style:font-size-complex="8pt"/>
    </style:style>
    <style:style style:name="P2" style:family="paragraph" style:parent-style-name="Standard">
      <style:paragraph-properties fo:margin-top="0.212cm" fo:margin-bottom="0cm" style:snap-to-layout-grid="false"/>
      <style:text-properties fo:letter-spacing="normal" fo:language="en" fo:country="US" style:language-asian="en" style:country-asian="US"/>
    </style:style>
    <style:style style:name="P3" style:family="paragraph" style:parent-style-name="Standard">
      <style:paragraph-properties fo:line-height="100%"/>
      <style:text-properties fo:letter-spacing="normal"/>
    </style:style>
    <style:style style:name="P4" style:family="paragraph" style:parent-style-name="Standard">
      <style:paragraph-properties fo:text-align="start" style:justify-single-word="false" style:text-autospace="none"/>
      <style:text-properties style:font-name="CAAAAA+LMUCompatilFact" fo:font-size="12pt" style:font-name-asian="CAAAAA+LMUCompatilFact" style:font-size-asian="12pt" style:font-name-complex="CAAAAA+LMUCompatilFact" style:font-size-complex="12pt"/>
    </style:style>
    <style:style style:name="P5" style:family="paragraph" style:parent-style-name="Standard">
      <style:paragraph-properties fo:line-height="100%" fo:text-align="start" style:justify-single-word="false" style:text-autospace="none"/>
      <style:text-properties style:font-name="CAAAAA+LMUCompatilFact" fo:font-size="12pt" fo:letter-spacing="normal" style:font-name-asian="CAAAAA+LMUCompatilFact" style:font-size-asian="12pt" style:font-name-complex="CAAAAA+LMUCompatilFact" style:font-size-complex="12pt"/>
    </style:style>
    <style:style style:name="P6" style:family="paragraph" style:parent-style-name="Standard">
      <style:paragraph-properties style:snap-to-layout-grid="false"/>
      <style:text-properties fo:letter-spacing="normal" fo:language="en" fo:country="US" style:language-asian="en" style:country-asian="US"/>
    </style:style>
    <style:style style:name="P7" style:family="paragraph" style:parent-style-name="absender_20_text">
      <style:paragraph-properties style:snap-to-layout-grid="false"/>
      <style:text-properties fo:letter-spacing="normal"/>
    </style:style>
    <style:style style:name="P8" style:family="paragraph" style:parent-style-name="absender_20_text">
      <style:paragraph-properties fo:line-height="100%"/>
      <style:text-properties fo:font-size="10pt" fo:letter-spacing="normal" fo:font-weight="bold" fo:background-color="transparent" style:font-size-asian="10pt" style:font-weight-asian="bold" style:font-size-complex="10pt" style:font-weight-complex="bold"/>
    </style:style>
    <style:style style:name="P9" style:family="paragraph" style:parent-style-name="absender_20_text">
      <style:paragraph-properties fo:line-height="100%"/>
      <style:text-properties fo:font-size="8pt" fo:letter-spacing="normal" style:font-size-asian="8pt" style:font-size-complex="8pt"/>
    </style:style>
    <style:style style:name="P10" style:family="paragraph" style:parent-style-name="absender_20_text">
      <style:paragraph-properties fo:line-height="100%">
        <style:tab-stops>
          <style:tab-stop style:position="1.101cm"/>
        </style:tab-stops>
      </style:paragraph-properties>
      <style:text-properties fo:font-size="8pt" fo:letter-spacing="normal" style:font-size-asian="8pt" style:font-size-complex="8pt"/>
    </style:style>
    <style:style style:name="P11" style:family="paragraph" style:parent-style-name="absender_20_text">
      <style:paragraph-properties fo:line-height="100%">
        <style:tab-stops/>
      </style:paragraph-properties>
      <style:text-properties fo:font-size="8pt" fo:letter-spacing="normal" style:font-size-asian="8pt" style:font-size-complex="8pt"/>
    </style:style>
    <style:style style:name="P12" style:family="paragraph" style:parent-style-name="absender_20_text">
      <style:paragraph-properties fo:line-height="100%">
        <style:tab-stops/>
      </style:paragraph-properties>
      <style:text-properties fo:font-size="8pt" fo:letter-spacing="normal" fo:background-color="transparent" style:font-size-asian="8pt" style:font-size-complex="8pt"/>
    </style:style>
    <style:style style:name="P13" style:family="paragraph" style:parent-style-name="Standard">
      <style:text-properties fo:letter-spacing="normal"/>
    </style:style>
    <style:style style:name="P14" style:family="paragraph" style:parent-style-name="Standard">
      <style:text-properties style:font-name="CAAAAA+LMUCompatilFact" fo:font-size="12pt" fo:letter-spacing="normal" style:font-name-asian="CAAAAA+LMUCompatilFact" style:font-size-asian="12pt" style:font-name-complex="CAAAAA+LMUCompatilFact" style:font-size-complex="12pt"/>
    </style:style>
    <style:style style:name="P15" style:family="paragraph" style:parent-style-name="Standard">
      <style:text-properties style:font-name="CAAAAA+LMUCompatilFact" fo:font-size="11pt" fo:letter-spacing="normal" style:font-name-asian="CAAAAA+LMUCompatilFact" style:font-size-asian="11pt" style:font-name-complex="CAAAAA+LMUCompatilFact" style:font-size-complex="11pt"/>
    </style:style>
    <style:style style:name="P16" style:family="paragraph" style:parent-style-name="Standard">
      <style:paragraph-properties fo:text-align="start" style:justify-single-word="false" style:text-autospace="none"/>
      <style:text-properties style:font-name="CAAAAA+LMUCompatilFact" fo:font-size="11pt" style:font-name-asian="CAAAAA+LMUCompatilFact" style:font-size-asian="11pt" style:font-name-complex="CAAAAA+LMUCompatilFact" style:font-size-complex="11pt"/>
    </style:style>
    <style:style style:name="P17" style:family="paragraph" style:parent-style-name="Standard">
      <style:paragraph-properties fo:text-align="start" style:justify-single-word="false" style:text-autospace="none"/>
      <style:text-properties fo:letter-spacing="norm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table table:is-sub-table="true">
              <table:table-column table:style-name="Table1.A"/>
              <table:table-row>
                <table:table-cell table:style-name="Table1.A1.1.1" office:value-type="string">
                  <text:p text:style-name="P1">LMU · Ludwigstrasse 33 · 80539 München · Deutschland</text:p>
                </table:table-cell>
              </table:table-row>
              <table:table-row table:style-name="Table1.A1.2">
                <table:table-cell table:style-name="Table1.A1.1.1" office:value-type="string">
                  <text:p text:style-name="P2"><draw:frame draw:style-name="fr1" draw:name="Frame1" text:anchor-type="char" svg:x="0cm" svg:y="0.032cm" svg:width="8.5cm" svg:height="4.001cm" draw:z-index="6"><draw:text-box><text:p text:style-name="P3"/><text:p text:style-name="P3"/><text:p text:style-name="P4">Prof. Laurence S. Freedman</text:p><text:p text:style-name="P4"/><text:p text:style-name="P5">Co-Editor Biometrics</text:p></draw:text-box></draw:frame></text:p>
                </table:table-cell>
              </table:table-row>
            </table:table>
          </table:table-cell>
          <table:table-cell table:style-name="Table1.A1.1.1" office:value-type="string">
            <text:p text:style-name="P6"/>
          </table:table-cell>
          <table:table-cell table:style-name="Table1.A1.1.1" office:value-type="string">
            <text:p text:style-name="P7"><draw:frame draw:style-name="fr1" draw:name="Frame2" text:anchor-type="char" svg:x="0.542cm" svg:y="0.009cm" svg:width="4.246cm" svg:height="4.382cm" draw:z-index="5"><draw:text-box><text:p text:style-name="P8">Prof. Dr. Torsten Hothorn</text:p><text:p text:style-name="P9"/><text:p text:style-name="P10">Telefon<text:tab/>+49 89 2180-6407</text:p><text:p text:style-name="P10">Telefax<text:tab/>+49 89 2180-5040</text:p><text:p text:style-name="P11"/><text:p text:style-name="P12">Torsten.Hothorn@lmu.de</text:p><text:p text:style-name="P12"/><text:p text:style-name="P12">www.stat.uni-muenchen.de</text:p><text:p text:style-name="P11"/><text:p text:style-name="P11"/><text:p text:style-name="P11">München, <text:date style:data-style-name="N76" text:date-value="2007-09-17T18:22:15.99">17. September 2007</text:date></text:p></draw:text-box></draw:frame></text:p>
          </table:table-cell>
        </table:table-row>
      </table:table>
      <text:p text:style-name="P13"/>
      <text:p text:style-name="P14"/>
      <text:p text:style-name="P15"/>
      <text:p text:style-name="P15">Re: Biometrics #070428CFR</text:p>
      <text:p text:style-name="P15"/>
      <text:p text:style-name="P15"/>
      <text:p text:style-name="P16">Dear Prof. Freedman,</text:p>
      <text:p text:style-name="P16"/>
      <text:p text:style-name="P16">we would like to thank you, the associate editor and the referee for the reports regarding the first revision of our manuscript. The suggestions of the referee and the associate editor have been implemented; one new paragraph discussing the quality of the normal approximation and two new references were added. In order to meet the page limit, it was necessary to condense material throughout the manuscript.</text:p>
      <text:p text:style-name="P16"/>
      <text:p text:style-name="P16">A detailed point-to-point reply to the referee and associate editor is included below.</text:p>
      <text:p text:style-name="P16"/>
      <text:p text:style-name="P16"/>
      <text:p text:style-name="P16"><text:tab/><text:tab/>Sincerely yours,</text:p>
      <text:p text:style-name="P16"/>
      <text:p text:style-name="P16"/>
      <text:p text:style-name="P16"><text:tab/><text:tab/></text:p>
      <text:p text:style-name="P16"><text:tab/><text:tab/></text:p>
      <text:p text:style-name="P16"><text:tab/><text:tab/>(Prof. Dr. Torsten Hothor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AAAAA+LMUCompatilFact-Bold" svg:font-family="BAAAAA+LMUCompatilFact-Bold"/>
    <style:font-face style:name="CAAAAA+LMUCompatilFact" svg:font-family="CAAAAA+LMUCompatilFact"/>
    <style:font-face style:name="LMU CompatilFact" svg:font-family="'LMU CompatilFact'" style:font-pitch="variable"/>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Tahoma" svg:font-family="Tahoma"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LMU CompatilFact" fo:font-size="11pt" fo:letter-spacing="0.021cm" fo:language="de" fo:country="DE" style:font-name-asian="Times New Roman" style:font-size-asian="11pt" style:font-name-complex="LMU CompatilFact" style:font-size-complex="11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fo:font-size="13pt" fo:font-weight="bold" style:font-size-asian="13pt" style:font-weight-asian="bold" style:font-size-complex="13pt"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absender_20_text" style:display-name="absender text" style:family="paragraph" style:parent-style-name="Standard">
      <style:paragraph-properties fo:line-height="0.318cm">
        <style:tab-stops>
          <style:tab-stop style:position="0.7cm"/>
        </style:tab-stops>
      </style:paragraph-properties>
      <style:text-properties fo:font-size="7pt" fo:letter-spacing="0.014cm" style:font-size-asian="7pt" style:font-size-complex="7pt"/>
    </style:style>
    <style:style style:name="Boxentext" style:family="paragraph" style:parent-style-name="Standard">
      <style:paragraph-properties fo:margin-left="5.3cm" fo:margin-right="0cm" fo:line-height="0.318cm" fo:text-indent="0cm" style:auto-text-indent="false"/>
      <style:text-properties fo:text-transform="uppercase" fo:font-size="7pt" fo:font-weight="bold" style:font-size-asian="7pt" style:font-weight-asian="bold" style:font-size-complex="7pt" style:font-weight-complex="bold"/>
    </style:style>
    <style:style style:name="Absenderzeile" style:family="paragraph" style:parent-style-name="Standard">
      <style:text-properties fo:font-size="6pt" fo:letter-spacing="0.011cm" style:font-size-asian="6pt" style:font-size-complex="6pt"/>
    </style:style>
    <style:style style:name="Absender_20_Name" style:display-name="Absender Name" style:family="paragraph" style:parent-style-name="absender_20_text">
      <style:text-properties fo:text-transform="uppercase"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Absatz-Standardschriftart" style:family="text"/>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602cm" table:align="left" style:writing-mode="lr-tb"/>
    </style:style>
    <style:style style:name="Table2.A" style:family="table-column">
      <style:table-column-properties style:column-width="12.871cm"/>
    </style:style>
    <style:style style:name="Table2.B" style:family="table-column">
      <style:table-column-properties style:column-width="3.731cm"/>
    </style:style>
    <style:style style:name="Table2.1" style:family="table-row">
      <style:table-row-properties style:keep-together="true"/>
    </style:style>
    <style:style style:name="Table2.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3" style:family="table">
      <style:table-properties style:width="17.463cm" table:align="left" style:writing-mode="lr-tb"/>
    </style:style>
    <style:style style:name="Table3.A" style:family="table-column">
      <style:table-column-properties style:column-width="5.08cm"/>
    </style:style>
    <style:style style:name="Table3.B" style:family="table-column">
      <style:table-column-properties style:column-width="6.585cm"/>
    </style:style>
    <style:style style:name="Table3.C" style:family="table-column">
      <style:table-column-properties style:column-width="5.798cm"/>
    </style:style>
    <style:style style:name="Table3.A1" style:family="table-cell">
      <style:table-cell-properties style:vertical-align="top" fo:padding="0cm" fo:border-left="none" fo:border-right="none" fo:border-top="0.018cm solid #000000" fo:border-bottom="none" style:writing-mode="lr-tb"/>
    </style:style>
    <style:style style:name="P1" style:family="paragraph" style:parent-style-name="Header">
      <style:paragraph-properties fo:margin-top="0cm" fo:margin-bottom="0.212cm" style:snap-to-layout-grid="false">
        <style:tab-stops>
          <style:tab-stop style:position="8.449cm"/>
        </style:tab-stops>
      </style:paragraph-properties>
      <style:text-properties fo:text-transform="uppercase" fo:font-size="7pt" fo:font-weight="bold" style:font-size-asian="7pt" style:font-weight-asian="bold" style:font-size-complex="7pt" style:font-weight-complex="bold"/>
    </style:style>
    <style:style style:name="P2" style:family="paragraph" style:parent-style-name="Header">
      <style:paragraph-properties fo:margin-top="0cm" fo:margin-bottom="0.212cm" fo:text-align="end" style:justify-single-word="false" style:snap-to-layout-grid="false"/>
    </style:style>
    <style:style style:name="P3" style:family="paragraph" style:parent-style-name="Header">
      <style:text-properties fo:font-size="7pt" fo:font-weight="bold" style:font-size-asian="7pt" style:font-weight-asian="bold" style:font-size-complex="7pt" style:font-weight-complex="bold"/>
    </style:style>
    <style:style style:name="P4" style:family="paragraph" style:parent-style-name="Boxentext">
      <style:paragraph-properties fo:margin-left="0cm" fo:margin-right="0cm" fo:margin-top="3.175cm" fo:margin-bottom="0cm" fo:line-height="100%" fo:text-indent="0cm" style:auto-text-indent="false"/>
      <style:text-properties fo:font-size="8pt" fo:language="en" fo:country="US" fo:font-weight="normal" style:font-size-asian="8pt" style:language-asian="en" style:country-asian="US" style:font-weight-asian="normal" style:font-size-complex="8pt" style:font-weight-complex="normal"/>
    </style:style>
    <style:style style:name="P5" style:family="paragraph" style:parent-style-name="Standard">
      <style:paragraph-properties fo:background-color="#ffffff">
        <style:background-image/>
      </style:paragraph-properties>
      <style:text-properties fo:letter-spacing="normal"/>
    </style:style>
    <style:style style:name="P6" style:family="paragraph" style:parent-style-name="Standard">
      <style:paragraph-properties fo:background-color="#ffffff">
        <style:background-image/>
      </style:paragraph-properties>
    </style:style>
    <style:style style:name="P7" style:family="paragraph" style:parent-style-name="Standard">
      <style:paragraph-properties fo:margin-left="0.15cm" fo:margin-right="0cm" fo:margin-top="0.635cm" fo:margin-bottom="0cm" fo:line-height="0.31cm" fo:text-indent="0cm" style:auto-text-indent="false"/>
      <style:text-properties fo:text-transform="uppercase" fo:font-size="7pt" fo:font-weight="bold" fo:background-color="transparent" style:font-size-asian="7pt" style:font-weight-asian="bold" style:font-size-complex="7pt" style:font-weight-complex="bold"/>
    </style:style>
    <style:style style:name="P8" style:family="paragraph" style:parent-style-name="Standard">
      <style:paragraph-properties fo:margin-left="0.15cm" fo:margin-right="0cm" fo:line-height="0.31cm" fo:text-indent="0cm" style:auto-text-indent="false"/>
      <style:text-properties fo:text-transform="uppercase" fo:font-size="7pt" fo:font-weight="bold" fo:background-color="transparent" style:font-size-asian="7pt" style:font-weight-asian="bold" style:font-size-complex="7pt" style:font-weight-complex="bold"/>
    </style:style>
    <style:style style:name="P9" style:family="paragraph" style:parent-style-name="Standard">
      <style:paragraph-properties fo:margin-left="0.15cm" fo:margin-right="0cm" fo:margin-top="0cm" fo:margin-bottom="0.847cm" fo:line-height="0.31cm" fo:text-indent="0cm" style:auto-text-indent="false"/>
      <style:text-properties fo:text-transform="uppercase" fo:font-size="7pt" fo:font-weight="bold" fo:background-color="transparent" style:font-size-asian="7pt" style:font-weight-asian="bold" style:font-size-complex="7pt" style:font-weight-complex="bold"/>
    </style:style>
    <style:style style:name="P10" style:family="paragraph" style:parent-style-name="Standard">
      <style:text-properties fo:background-color="transparent" style:font-size-complex="7pt"/>
    </style:style>
    <style:style style:name="P11" style:family="paragraph" style:parent-style-name="absender_20_text">
      <style:paragraph-properties fo:margin-top="0.212cm" fo:margin-bottom="0cm" fo:line-height="100%" style:snap-to-layout-grid="false"/>
      <style:text-properties fo:font-size="8pt" fo:letter-spacing="0.011cm" fo:background-color="transparent" style:font-size-asian="8pt" style:font-size-complex="8pt"/>
    </style:style>
    <style:style style:name="P12" style:family="paragraph" style:parent-style-name="absender_20_text">
      <style:paragraph-properties fo:line-height="100%"/>
      <style:text-properties fo:font-size="8pt" fo:letter-spacing="0.011cm" fo:background-color="transparent" style:font-size-asian="8pt" style:font-size-complex="8pt"/>
    </style:style>
    <style:style style:name="T1" style:family="text">
      <style:text-properties fo:text-transform="uppercase" fo:font-size="7pt" fo:font-weight="bold" style:font-size-asian="7pt" style:font-weight-asian="bold" style:font-size-complex="7pt" style:font-weight-complex="bold"/>
    </style:style>
    <style:style style:name="fr1" style:family="graphic" style:parent-style-name="Frame">
      <style:graphic-properties style:wrap="dynamic" style:number-wrapped-paragraphs="no-limit" style:vertical-pos="from-top" style:vertical-rel="page" style:horizontal-pos="from-left" style:horizontal-rel="page" fo:background-color="#ffffff" style:background-transparency="0%" fo:padding-left="0cm" fo:padding-right="0cm" fo:padding-top="0.141cm" fo:padding-bottom="0cm" fo:border-left="none" fo:border-right="none" fo:border-top="0.018cm solid #000000" fo:border-bottom="none" style:writing-mode="lr-tb" draw:wrap-influence-on-position="once-successive">
        <style:background-image/>
      </style:graphic-properties>
    </style:style>
    <style:style style:name="fr2" style:family="graphic" style:parent-style-name="Frame">
      <style:graphic-properties style:wrap="none" style:vertical-pos="from-top" style:vertical-rel="page" style:horizontal-pos="from-left" style:horizontal-rel="page" fo:background-color="#ffffff" style:background-transparency="0%" fo:padding-left="0cm" fo:padding-right="0cm" fo:padding-top="0.141cm" fo:padding-bottom="0cm" fo:border-left="none" fo:border-right="none" fo:border-top="0.018cm solid #000000" fo:border-bottom="none" style:writing-mode="lr-tb" draw:wrap-influence-on-position="once-successive">
        <style:background-image/>
      </style:graphic-properties>
    </style:style>
    <style:style style:name="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cm" fo:margin-bottom="1cm" fo:margin-left="2.409cm" fo:margin-right="2cm" style:writing-mode="lr-tb" style:layout-grid-color="#c0c0c0" style:layout-grid-lines="43"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861cm" fo:margin-left="0cm" fo:margin-right="0cm" fo:margin-bottom="1.762cm" style:dynamic-spacing="true"/>
      </style:header-style>
      <style:footer-style/>
    </style:page-layout>
    <style:page-layout style:name="pm2">
      <style:page-layout-properties fo:page-width="20.999cm" fo:page-height="29.699cm" style:num-format="1" style:print-orientation="portrait" fo:margin-top="1cm" fo:margin-bottom="0.501cm" fo:margin-left="2.409cm" fo:margin-right="2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3.969cm" fo:margin-left="0cm" fo:margin-right="0cm" fo:margin-bottom="1.762cm" style:dynamic-spacing="true"/>
      </style:header-style>
      <style:footer-style>
        <style:header-footer-properties fo:min-height="0.499cm" fo:margin-left="0cm" fo:margin-right="0cm" fo:margin-top="0.4cm" style:dynamic-spacing="tru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row table:style-name="Table2.1">
            <table:table-cell table:style-name="Table2.A1" office:value-type="string">
              <text:p text:style-name="P1">ludwig-maximilians-universität münchen</text:p>
            </table:table-cell>
            <table:table-cell table:style-name="Table2.A1" office:value-type="string">
              <text:p text:style-name="P2"><text:span text:style-name="T1">Seite </text:span><text:span text:style-name="T1"><text:page-number text:select-page="current">2</text:page-number></text:span><text:span text:style-name="T1"> von </text:span><text:span text:style-name="T1"><text:page-count style:num-format="1">1</text:page-count></text:span></text:p>
            </table:table-cell>
          </table:table-row>
        </table:table>
        <text:p text:style-name="P3"/>
      </style:header>
    </style:master-page>
    <style:master-page style:name="First_20_Page" style:display-name="First Page" style:page-layout-name="pm2" style:next-style-name="Standard">
      <style:header>
        <text:p text:style-name="P4"><draw:frame draw:style-name="fr1" draw:name="Frame3" text:anchor-type="paragraph" svg:x="0.002cm" svg:y="10.493cm" svg:width="0.9cm" draw:z-index="0"><draw:text-box fo:min-height="0.37cm"><text:p text:style-name="P5"/></draw:text-box></draw:frame><draw:frame draw:style-name="fr1" draw:name="Frame4" text:anchor-type="paragraph" svg:x="0.002cm" svg:y="14.854cm" svg:width="0.9cm" draw:z-index="1"><draw:text-box fo:min-height="0.37cm"><text:p text:style-name="P5"/></draw:text-box></draw:frame><draw:frame draw:style-name="fr2" draw:name="Frame5" text:anchor-type="paragraph" svg:x="0.002cm" svg:y="21.015cm" svg:width="0.9cm" draw:z-index="2"><draw:text-box fo:min-height="0.37cm"><text:p text:style-name="P6"/></draw:text-box></draw:frame><draw:frame draw:style-name="fr3" draw:name="Frame6" text:anchor-type="char" svg:x="4.861cm" svg:y="0.025cm" svg:width="7.557cm" svg:height="2.039cm" draw:z-index="4"><draw:text-box><text:p text:style-name="P7"/><text:p text:style-name="P8"/><text:p text:style-name="P8">Institut für Statistik</text:p><text:p text:style-name="P9">Arbeitsgruppe Biostatistik</text:p><text:p text:style-name="P10"/></draw:text-box></draw:frame><draw:frame draw:style-name="fr4" draw:name="graphics1" text:anchor-type="char" svg:x="-0.048cm" svg:y="0.025cm" svg:width="16.623cm" svg:height="2.039cm" draw:z-index="3"><draw:image xlink:href="Pictures/100000000000103000000220C568F8D7.jpg" xlink:type="simple" xlink:show="embed" xlink:actuate="onLoad"/></draw:frame></text:p>
      </style:header>
      <style:footer>
        <table:table table:name="Table3" table:style-name="Table3">
          <table:table-column table:style-name="Table3.A"/>
          <table:table-column table:style-name="Table3.B"/>
          <table:table-column table:style-name="Table3.C"/>
          <table:table-row>
            <table:table-cell table:style-name="Table3.A1" office:value-type="string">
              <text:p text:style-name="P11">Dienstgebäude</text:p>
              <text:p text:style-name="P12">Ludwigstrasse 33, Zimmer 102</text:p>
              <text:p text:style-name="P12">80539 München</text:p>
            </table:table-cell>
            <table:table-cell table:style-name="Table3.A1" office:value-type="string">
              <text:p text:style-name="P11">Öffentliche Verkehrsmittel:</text:p>
              <text:p text:style-name="P12">U-Bahn U3, U6, Haltestelle Universität</text:p>
            </table:table-cell>
            <table:table-cell table:style-name="Table3.A1" office:value-type="string">
              <text:p text:style-name="P11"/>
            </table:table-cell>
          </table:table-row>
        </table:table>
        <text:p text:style-name="absender_20_tex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description>Version 1.3 (August 2006)</dc:description>
    <dc:subject>Corporate Design</dc:subject>
    <meta:initial-creator>Torsten Hothorn</meta:initial-creator>
    <meta:creation-date>2007-07-16T10:17:16</meta:creation-date>
    <dc:creator>Torsten Hothorn</dc:creator>
    <dc:date>2007-09-17T18:22:15</dc:date>
    <dc:language>en-US</dc:language>
    <meta:editing-cycles>8</meta:editing-cycles>
    <meta:editing-duration>PT15M48S</meta:editing-duration>
    <meta:user-defined meta:name="Info 1"/>
    <meta:user-defined meta:name="Info 2"/>
    <meta:user-defined meta:name="Info 3"/>
    <meta:user-defined meta:name="Info 4"/>
    <meta:document-statistic meta:table-count="3" meta:image-count="1" meta:object-count="0" meta:page-count="1" meta:paragraph-count="26" meta:word-count="151" meta:character-count="1036"/>
  </office:meta>
</office:document-meta>
</file>